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d5d5d" loext:opacity="100%" style:font-name="Roboto Condensed" fo:font-size="24pt" fo:letter-spacing="normal" fo:font-style="normal" fo:font-weight="normal"/>
    </style:style>
    <style:style style:name="P2" style:family="paragraph" style:parent-style-name="Standard">
      <style:text-properties style:font-name="Calibri" officeooo:rsid="0016a049" officeooo:paragraph-rsid="0016a049"/>
    </style:style>
    <style:style style:name="T1" style:family="text">
      <style:text-properties officeooo:rsid="0016c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yone can learn LabVIEW Anywhere 😊</text:h>
      <text:p text:style-name="P2"><text:span text:style-name="T1">Tutor instructions</text:span> in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08-11T19:42:07.003000000</dc:date>
    <meta:editing-duration>PT1M30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10" meta:character-count="61" meta:non-whitespace-character-count="53"/>
  </office:meta>
</office:document-meta>
</file>